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rsid="00076992" officeooo:paragraph-rsid="00076992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c523d" officeooo:paragraph-rsid="000c523d"/>
    </style:style>
    <style:style style:name="P4" style:family="paragraph" style:parent-style-name="Standard">
      <style:text-properties style:font-name="Times New Roman" officeooo:rsid="000c523d" officeooo:paragraph-rsid="000c523d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76992"/>
    </style:style>
    <style:style style:name="P6" style:family="paragraph" style:parent-style-name="Subtitle">
      <style:text-properties style:font-name="Times New Roman"/>
    </style:style>
    <style:style style:name="P7" style:family="paragraph" style:parent-style-name="Text_20_body">
      <style:paragraph-properties fo:text-align="justify" style:justify-single-word="false"/>
      <style:text-properties style:font-name="Times New Roman" officeooo:rsid="000c4dff" officeooo:paragraph-rsid="000c4dff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0c523d" officeooo:paragraph-rsid="0040b4c3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00c523d" officeooo:paragraph-rsid="0042fdf8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00c523d" officeooo:paragraph-rsid="00491b96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officeooo:rsid="0053ac3c" officeooo:paragraph-rsid="0053ac3c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officeooo:rsid="00567fad" officeooo:paragraph-rsid="00567fad"/>
    </style:style>
    <style:style style:name="P13" style:family="paragraph" style:parent-style-name="Text_20_body">
      <style:paragraph-properties fo:text-align="justify" style:justify-single-word="false"/>
      <style:text-properties officeooo:paragraph-rsid="000c523d"/>
    </style:style>
    <style:style style:name="P14" style:family="paragraph" style:parent-style-name="Text_20_body">
      <style:paragraph-properties fo:text-align="justify" style:justify-single-word="false"/>
      <style:text-properties officeooo:paragraph-rsid="00445eff"/>
    </style:style>
    <style:style style:name="P15" style:family="paragraph" style:parent-style-name="Text_20_body">
      <style:paragraph-properties fo:text-align="justify" style:justify-single-word="false"/>
      <style:text-properties officeooo:paragraph-rsid="00491b96"/>
    </style:style>
    <style:style style:name="P16" style:family="paragraph" style:parent-style-name="Text_20_body">
      <style:paragraph-properties fo:line-height="150%" fo:text-align="justify" style:justify-single-word="false"/>
      <style:text-properties officeooo:paragraph-rsid="005596fd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20137c"/>
    </style:style>
    <style:style style:name="P18" style:family="paragraph" style:parent-style-name="Text_20_body">
      <style:paragraph-properties fo:line-height="150%" fo:text-align="justify" style:justify-single-word="false"/>
      <style:text-properties officeooo:rsid="00567fad" officeooo:paragraph-rsid="00567fad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0pt" officeooo:paragraph-rsid="0042fdf8" style:font-size-asian="10pt" style:font-size-complex="10pt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0pt" officeooo:paragraph-rsid="00491b96" style:font-size-asian="10pt" style:font-size-complex="10p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0pt" officeooo:rsid="000c523d" officeooo:paragraph-rsid="0040b4c3" style:font-size-asian="10pt" style:font-size-complex="10pt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0pt" officeooo:rsid="000c523d" officeooo:paragraph-rsid="0042fdf8" style:font-size-asian="10pt" style:font-size-complex="10pt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0pt" officeooo:rsid="000c523d" officeooo:paragraph-rsid="00491b96" style:font-size-asian="10pt" style:font-size-complex="10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0pt" officeooo:paragraph-rsid="0042fdf8" style:font-size-asian="10pt" style:font-size-complex="10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0pt" officeooo:paragraph-rsid="00491b96" style:font-size-asian="10pt" style:font-size-complex="10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199cm" style:auto-text-indent="false" fo:background-color="transparent"/>
      <style:text-properties style:font-name="Times New Roman" fo:font-size="10pt" officeooo:rsid="000c523d" officeooo:paragraph-rsid="0040b4c3" style:font-size-asian="10pt" style:font-size-complex="10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199cm" style:auto-text-indent="false" fo:background-color="transparent"/>
      <style:text-properties style:font-name="Times New Roman" fo:font-size="10pt" officeooo:rsid="000c523d" officeooo:paragraph-rsid="00491b96" style:font-size-asian="10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fo:background-color="transparent"/>
      <style:text-properties officeooo:paragraph-rsid="00491b96"/>
    </style:style>
    <style:style style:name="P29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Times New Roman" fo:font-size="10pt" officeooo:rsid="001cdcbc" officeooo:paragraph-rsid="0042fdf8" style:font-size-asian="10pt" style:font-size-complex="10pt"/>
    </style:style>
    <style:style style:name="P30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Times New Roman" fo:font-size="10pt" officeooo:rsid="001cdcbc" officeooo:paragraph-rsid="00491b96" style:font-size-asian="10pt" style:font-size-complex="10pt"/>
    </style:style>
    <style:style style:name="P31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Times New Roman" fo:font-size="10pt" officeooo:rsid="001cdcbc" officeooo:paragraph-rsid="00076992" style:font-size-asian="10pt" style:font-size-complex="10pt"/>
    </style:style>
    <style:style style:name="P32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Times New Roman" fo:font-size="10pt" officeooo:rsid="001cdcbc" officeooo:paragraph-rsid="0052912b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Times New Roman" fo:font-size="10pt" officeooo:rsid="001cdcbc" officeooo:paragraph-rsid="0042fdf8" style:font-size-asian="10pt" style:font-size-complex="10pt"/>
    </style:style>
    <style:style style:name="P34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Times New Roman" fo:font-size="10pt" officeooo:rsid="001cdcbc" officeooo:paragraph-rsid="00491b96" style:font-size-asian="10pt" style:font-size-complex="10pt"/>
    </style:style>
    <style:style style:name="P35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style:font-name="Times New Roman" fo:font-size="10pt" officeooo:rsid="001cdcbc" officeooo:paragraph-rsid="0052912b" style:font-size-asian="10pt" style:font-size-complex="10pt"/>
    </style:style>
    <style:style style:name="P36" style:family="paragraph" style:parent-style-name="Standard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Times New Roman" fo:font-size="10pt" officeooo:rsid="001cdcbc" officeooo:paragraph-rsid="0042fdf8" style:font-size-asian="10pt" style:font-size-complex="10pt"/>
    </style:style>
    <style:style style:name="P37" style:family="paragraph" style:parent-style-name="Standard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Times New Roman" fo:font-size="10pt" officeooo:rsid="001cdcbc" officeooo:paragraph-rsid="00491b96" style:font-size-asian="10pt" style:font-size-complex="10pt"/>
    </style:style>
    <style:style style:name="P38" style:family="paragraph" style:parent-style-name="Heading_20_1">
      <style:text-properties style:font-name="Times New Roman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officeooo:paragraph-rsid="00076992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officeooo:paragraph-rsid="004fb763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0c4dff" officeooo:paragraph-rsid="000c4dff"/>
    </style:style>
    <style:style style:name="P42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style:font-name="Times New Roman" fo:font-size="10pt" officeooo:rsid="001cdcbc" officeooo:paragraph-rsid="005a4184" style:font-size-asian="10pt" style:font-size-complex="10pt"/>
    </style:style>
    <style:style style:name="P43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0cm" style:auto-text-indent="false" fo:background-color="transparent"/>
      <style:text-properties officeooo:paragraph-rsid="005a4184"/>
    </style:style>
    <style:style style:name="P44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0pt" officeooo:rsid="001cdcbc" officeooo:paragraph-rsid="005a4184" style:font-size-asian="10pt" style:font-size-complex="10pt"/>
    </style:style>
    <style:style style:name="P45" style:family="paragraph" style:parent-style-name="Standard" style:master-page-name="">
      <loext:graphic-properties draw:fill="none"/>
      <style:paragraph-properties fo:margin-left="1.199cm" fo:margin-right="0cm" fo:line-height="115%" fo:text-indent="0cm" style:auto-text-indent="false" style:page-number="auto" fo:background-color="transparent"/>
      <style:text-properties officeooo:paragraph-rsid="0040b4c3"/>
    </style:style>
    <style:style style:name="P46" style:family="paragraph" style:parent-style-name="Standard">
      <loext:graphic-properties draw:fill="none"/>
      <style:paragraph-properties fo:margin-left="1.199cm" fo:margin-right="0cm" fo:line-height="115%" fo:text-indent="0cm" style:auto-text-indent="false" fo:background-color="transparent"/>
      <style:text-properties style:font-name="Times New Roman" fo:font-size="10pt" officeooo:rsid="001cdcbc" officeooo:paragraph-rsid="0040b4c3" style:font-size-asian="10pt" style:font-size-complex="10pt"/>
    </style:style>
    <style:style style:name="P47" style:family="paragraph" style:parent-style-name="Standard">
      <loext:graphic-properties draw:fill="none"/>
      <style:paragraph-properties fo:margin-left="1.199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style:font-name="Times New Roman" fo:font-size="10pt" officeooo:rsid="001cdcbc" officeooo:paragraph-rsid="0040b4c3" style:font-size-asian="10pt" style:font-size-complex="10pt"/>
    </style:style>
    <style:style style:name="P48" style:family="paragraph" style:parent-style-name="Text_20_body" style:list-style-name="L2">
      <style:paragraph-properties fo:line-height="150%" fo:text-align="justify" style:justify-single-word="false"/>
      <style:text-properties style:font-name="Times New Roman" officeooo:rsid="0053ac3c" officeooo:paragraph-rsid="0053ac3c"/>
    </style:style>
    <style:style style:name="P49" style:family="paragraph" style:parent-style-name="Text_20_body">
      <style:paragraph-properties fo:text-align="justify" style:justify-single-word="false"/>
      <style:text-properties style:font-name="Times New Roman" officeooo:rsid="005a4184" officeooo:paragraph-rsid="005a4184"/>
    </style:style>
    <style:style style:name="P50" style:family="paragraph" style:parent-style-name="Text_20_body">
      <style:paragraph-properties fo:text-align="justify" style:justify-single-word="false"/>
      <style:text-properties style:font-name="Times New Roman" officeooo:rsid="0026aafa" officeooo:paragraph-rsid="0040b4c3"/>
    </style:style>
    <style:style style:name="P51" style:family="paragraph" style:parent-style-name="Text_20_body">
      <style:paragraph-properties fo:text-align="justify" style:justify-single-word="false"/>
      <style:text-properties officeooo:paragraph-rsid="0059af1c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paragraph-rsid="0059af1c"/>
    </style:style>
    <style:style style:name="P53" style:family="paragraph" style:parent-style-name="Text_20_body" style:list-style-name="L3">
      <style:paragraph-properties fo:text-align="justify" style:justify-single-word="false"/>
      <style:text-properties officeooo:paragraph-rsid="005a4184"/>
    </style:style>
    <style:style style:name="P54" style:family="paragraph" style:parent-style-name="Text_20_body">
      <style:paragraph-properties fo:text-align="justify" style:justify-single-word="false"/>
      <style:text-properties officeooo:paragraph-rsid="00445eff"/>
    </style:style>
    <style:style style:name="P55" style:family="paragraph" style:parent-style-name="Text_20_body">
      <style:paragraph-properties fo:text-align="justify" style:justify-single-word="false"/>
      <style:text-properties officeooo:paragraph-rsid="005a4184"/>
    </style:style>
    <style:style style:name="P56" style:family="paragraph" style:parent-style-name="Text_20_body">
      <style:paragraph-properties fo:text-align="justify" style:justify-single-word="false"/>
      <style:text-properties officeooo:paragraph-rsid="0042fdf8"/>
    </style:style>
    <style:style style:name="P57" style:family="paragraph" style:parent-style-name="Text_20_body">
      <style:paragraph-properties fo:text-align="justify" style:justify-single-word="false"/>
      <style:text-properties officeooo:paragraph-rsid="005c09a4"/>
    </style:style>
    <style:style style:name="P58" style:family="paragraph" style:parent-style-name="Text_20_body" style:list-style-name="L4">
      <style:paragraph-properties fo:text-align="justify" style:justify-single-word="false"/>
      <style:text-properties officeooo:paragraph-rsid="005a4184"/>
    </style:style>
    <style:style style:name="P59" style:family="paragraph" style:parent-style-name="Text_20_body">
      <style:paragraph-properties fo:text-align="justify" style:justify-single-word="false"/>
      <style:text-properties officeooo:rsid="005a4184" officeooo:paragraph-rsid="005a4184"/>
    </style:style>
    <style:style style:name="P60" style:family="paragraph" style:parent-style-name="Text_20_body" style:list-style-name="L4">
      <style:paragraph-properties fo:text-align="justify" style:justify-single-word="false"/>
      <style:text-properties officeooo:rsid="005a4184" officeooo:paragraph-rsid="005a4184"/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style:font-name="Times New Roman" fo:font-size="10pt" officeooo:paragraph-rsid="0040b4c3" style:font-size-asian="10pt" style:font-size-complex="10pt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style:page-number="auto" fo:background-color="transparent"/>
      <style:text-properties officeooo:paragraph-rsid="0042fdf8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199cm" style:auto-text-indent="false" fo:background-color="transparent"/>
      <style:text-properties style:font-name="Times New Roman" fo:font-size="10pt" officeooo:paragraph-rsid="0040b4c3" style:font-size-asian="10pt" style:font-size-complex="10pt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199cm" style:auto-text-indent="false" fo:background-color="transparent"/>
      <style:text-properties officeooo:paragraph-rsid="0042fdf8"/>
    </style:style>
    <style:style style:name="T1" style:family="text">
      <style:text-properties officeooo:rsid="00090e1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1844" style:font-weight-asian="bold" style:font-weight-complex="bold"/>
    </style:style>
    <style:style style:name="T4" style:family="text">
      <style:text-properties fo:font-weight="bold" officeooo:rsid="004a4576" style:font-weight-asian="bold" style:font-weight-complex="bold"/>
    </style:style>
    <style:style style:name="T5" style:family="text">
      <style:text-properties fo:font-weight="bold" officeooo:rsid="005a4184" style:font-weight-asian="bold" style:font-weight-complex="bold"/>
    </style:style>
    <style:style style:name="T6" style:family="text">
      <style:text-properties fo:font-weight="bold" officeooo:rsid="000c523d" style:font-weight-asian="bold" style:font-weight-complex="bold"/>
    </style:style>
    <style:style style:name="T7" style:family="text">
      <style:text-properties fo:font-weight="bold" officeooo:rsid="003dbf3b" style:font-weight-asian="bold" style:font-weight-complex="bold"/>
    </style:style>
    <style:style style:name="T8" style:family="text">
      <style:text-properties fo:font-weight="bold" officeooo:rsid="0029696b" style:font-weight-asian="bold" style:font-weight-complex="bold"/>
    </style:style>
    <style:style style:name="T9" style:family="text">
      <style:text-properties officeooo:rsid="0026aafa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29696b"/>
    </style:style>
    <style:style style:name="T12" style:family="text">
      <style:text-properties style:font-name="Times New Roman" officeooo:rsid="0026aafa"/>
    </style:style>
    <style:style style:name="T13" style:family="text">
      <style:text-properties style:font-name="Times New Roman" officeooo:rsid="0027c1a7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style:font-name="Times New Roman" fo:font-weight="bold" officeooo:rsid="0027c1a7" style:font-weight-asian="bold" style:font-weight-complex="bold"/>
    </style:style>
    <style:style style:name="T16" style:family="text">
      <style:text-properties style:font-name="Times New Roman" fo:font-weight="bold" officeooo:rsid="0026aafa" style:font-weight-asian="bold" style:font-weight-complex="bold"/>
    </style:style>
    <style:style style:name="T17" style:family="text">
      <style:text-properties style:font-name="Times New Roman" fo:font-weight="bold" officeooo:rsid="003adc34" style:font-weight-asian="bold" style:font-weight-complex="bold"/>
    </style:style>
    <style:style style:name="T18" style:family="text">
      <style:text-properties style:font-name="Times New Roman" fo:font-weight="bold" officeooo:rsid="003c1844" style:font-weight-asian="bold" style:font-weight-complex="bold"/>
    </style:style>
    <style:style style:name="T19" style:family="text">
      <style:text-properties style:font-name="Times New Roman" fo:font-weight="bold" officeooo:rsid="003dbf3b" style:font-weight-asian="bold" style:font-weight-complex="bold"/>
    </style:style>
    <style:style style:name="T20" style:family="text">
      <style:text-properties style:font-name="Times New Roman" fo:font-weight="bold" officeooo:rsid="00491b96" style:font-weight-asian="bold" style:font-weight-complex="bold"/>
    </style:style>
    <style:style style:name="T21" style:family="text">
      <style:text-properties style:font-name="Times New Roman" fo:font-weight="bold" officeooo:rsid="004a4576" style:font-weight-asian="bold" style:font-weight-complex="bold"/>
    </style:style>
    <style:style style:name="T22" style:family="text">
      <style:text-properties style:font-name="Times New Roman" fo:font-weight="bold" officeooo:rsid="004bd503" style:font-weight-asian="bold" style:font-weight-complex="bold"/>
    </style:style>
    <style:style style:name="T23" style:family="text">
      <style:text-properties style:font-name="Times New Roman" fo:font-weight="bold" officeooo:rsid="004dde1f" style:font-weight-asian="bold" style:font-weight-complex="bold"/>
    </style:style>
    <style:style style:name="T24" style:family="text">
      <style:text-properties style:font-name="Times New Roman" fo:font-weight="bold" officeooo:rsid="00509572" style:font-weight-asian="bold" style:font-weight-complex="bold"/>
    </style:style>
    <style:style style:name="T25" style:family="text">
      <style:text-properties style:font-name="Times New Roman" fo:font-weight="bold" officeooo:rsid="0057acbb" style:font-weight-asian="bold" style:font-weight-complex="bold"/>
    </style:style>
    <style:style style:name="T26" style:family="text">
      <style:text-properties style:font-name="Times New Roman" fo:font-weight="bold" officeooo:rsid="005a4184" style:font-weight-asian="bold" style:font-weight-complex="bold"/>
    </style:style>
    <style:style style:name="T27" style:family="text">
      <style:text-properties style:font-name="Times New Roman" fo:font-weight="bold" officeooo:rsid="000c523d" style:font-weight-asian="bold" style:font-weight-complex="bold"/>
    </style:style>
    <style:style style:name="T28" style:family="text">
      <style:text-properties style:font-name="Times New Roman" fo:font-weight="bold" officeooo:rsid="0029696b" style:font-weight-asian="bold" style:font-weight-complex="bold"/>
    </style:style>
    <style:style style:name="T29" style:family="text">
      <style:text-properties style:font-name="Times New Roman" fo:font-weight="bold" officeooo:rsid="005c09a4" style:font-weight-asian="bold" style:font-weight-complex="bold"/>
    </style:style>
    <style:style style:name="T30" style:family="text">
      <style:text-properties style:font-name="Times New Roman" officeooo:rsid="00076992"/>
    </style:style>
    <style:style style:name="T31" style:family="text">
      <style:text-properties style:font-name="Times New Roman" officeooo:rsid="0011fba8"/>
    </style:style>
    <style:style style:name="T32" style:family="text">
      <style:text-properties style:font-name="Times New Roman" officeooo:rsid="002fd2fd"/>
    </style:style>
    <style:style style:name="T33" style:family="text">
      <style:text-properties style:font-name="Times New Roman" officeooo:rsid="0020137c"/>
    </style:style>
    <style:style style:name="T34" style:family="text">
      <style:text-properties style:font-name="Times New Roman" officeooo:rsid="002f05d6"/>
    </style:style>
    <style:style style:name="T35" style:family="text">
      <style:text-properties style:font-name="Times New Roman" officeooo:rsid="0031da66"/>
    </style:style>
    <style:style style:name="T36" style:family="text">
      <style:text-properties style:font-name="Times New Roman" officeooo:rsid="0025dcea"/>
    </style:style>
    <style:style style:name="T37" style:family="text">
      <style:text-properties style:font-name="Times New Roman" officeooo:rsid="00332a1f"/>
    </style:style>
    <style:style style:name="T38" style:family="text">
      <style:text-properties style:font-name="Times New Roman" officeooo:rsid="00388c5f"/>
    </style:style>
    <style:style style:name="T39" style:family="text">
      <style:text-properties style:font-name="Times New Roman" officeooo:rsid="000c523d"/>
    </style:style>
    <style:style style:name="T40" style:family="text">
      <style:text-properties style:font-name="Times New Roman" officeooo:rsid="003c1844"/>
    </style:style>
    <style:style style:name="T41" style:family="text">
      <style:text-properties style:font-name="Times New Roman" officeooo:rsid="003dbf3b"/>
    </style:style>
    <style:style style:name="T42" style:family="text">
      <style:text-properties style:font-name="Times New Roman" officeooo:rsid="0040b4c3"/>
    </style:style>
    <style:style style:name="T43" style:family="text">
      <style:text-properties style:font-name="Times New Roman" officeooo:rsid="00445eff"/>
    </style:style>
    <style:style style:name="T44" style:family="text">
      <style:text-properties style:font-name="Times New Roman" officeooo:rsid="00491b96"/>
    </style:style>
    <style:style style:name="T45" style:family="text">
      <style:text-properties style:font-name="Times New Roman" fo:font-size="10pt" style:font-size-asian="10pt" style:font-size-complex="10pt"/>
    </style:style>
    <style:style style:name="T46" style:family="text">
      <style:text-properties style:font-name="Times New Roman" fo:font-size="10pt" officeooo:rsid="0026aafa" style:font-size-asian="10pt" style:font-size-complex="10pt"/>
    </style:style>
    <style:style style:name="T47" style:family="text">
      <style:text-properties style:font-name="Times New Roman" fo:font-size="10pt" officeooo:rsid="003c1844" style:font-size-asian="10pt" style:font-size-complex="10pt"/>
    </style:style>
    <style:style style:name="T48" style:family="text">
      <style:text-properties style:font-name="Times New Roman" fo:font-size="10pt" officeooo:rsid="00491b96" style:font-size-asian="10pt" style:font-size-complex="10pt"/>
    </style:style>
    <style:style style:name="T49" style:family="text">
      <style:text-properties style:font-name="Times New Roman" fo:font-size="10pt" officeooo:rsid="001cdcbc" style:font-size-asian="10pt" style:font-size-complex="10pt"/>
    </style:style>
    <style:style style:name="T50" style:family="text">
      <style:text-properties style:font-name="Times New Roman" fo:font-size="10pt" officeooo:rsid="00506eb5" style:font-size-asian="10pt" style:font-size-complex="10pt"/>
    </style:style>
    <style:style style:name="T51" style:family="text">
      <style:text-properties style:font-name="Times New Roman" fo:font-size="10pt" officeooo:rsid="0059af1c" style:font-size-asian="10pt" style:font-size-complex="10pt"/>
    </style:style>
    <style:style style:name="T52" style:family="text">
      <style:text-properties style:font-name="Times New Roman" fo:font-size="10pt" officeooo:rsid="000c523d" style:font-size-asian="10pt" style:font-size-complex="10pt"/>
    </style:style>
    <style:style style:name="T53" style:family="text">
      <style:text-properties style:font-name="Times New Roman" fo:font-size="10pt" officeooo:rsid="005a4184" style:font-size-asian="10pt" style:font-size-complex="10pt"/>
    </style:style>
    <style:style style:name="T54" style:family="text">
      <style:text-properties style:font-name="Times New Roman" fo:font-size="10pt" officeooo:rsid="00445eff" style:font-size-asian="10pt" style:font-size-complex="10pt"/>
    </style:style>
    <style:style style:name="T55" style:family="text">
      <style:text-properties style:font-name="Times New Roman" officeooo:rsid="004a4576"/>
    </style:style>
    <style:style style:name="T56" style:family="text">
      <style:text-properties style:font-name="Times New Roman" fo:font-size="28pt" fo:font-weight="bold" officeooo:rsid="004bd503" style:font-name-asian="Noto Sans SC Regular" style:font-size-asian="28pt" style:font-weight-asian="bold" style:font-name-complex="FreeSans1" style:font-size-complex="28pt" style:font-weight-complex="bold"/>
    </style:style>
    <style:style style:name="T57" style:family="text">
      <style:text-properties style:font-name="Times New Roman" officeooo:rsid="004bd503"/>
    </style:style>
    <style:style style:name="T58" style:family="text">
      <style:text-properties style:font-name="Times New Roman" fo:font-weight="normal" officeooo:rsid="00509572" style:font-weight-asian="normal" style:font-weight-complex="normal"/>
    </style:style>
    <style:style style:name="T59" style:family="text">
      <style:text-properties style:font-name="Times New Roman" fo:font-weight="normal" officeooo:rsid="005a4184" style:font-weight-asian="normal" style:font-weight-complex="normal"/>
    </style:style>
    <style:style style:name="T60" style:family="text">
      <style:text-properties style:font-name="Times New Roman" fo:font-weight="normal" officeooo:rsid="003dbf3b" style:font-weight-asian="normal" style:font-weight-complex="normal"/>
    </style:style>
    <style:style style:name="T61" style:family="text">
      <style:text-properties style:font-name="Times New Roman" fo:font-weight="normal" officeooo:rsid="0029696b" style:font-weight-asian="normal" style:font-weight-complex="normal"/>
    </style:style>
    <style:style style:name="T62" style:family="text">
      <style:text-properties style:font-name="Times New Roman" officeooo:rsid="004dde1f"/>
    </style:style>
    <style:style style:name="T63" style:family="text">
      <style:text-properties style:font-name="Times New Roman" officeooo:rsid="004fb763"/>
    </style:style>
    <style:style style:name="T64" style:family="text">
      <style:text-properties style:font-name="Times New Roman" officeooo:rsid="004fc222"/>
    </style:style>
    <style:style style:name="T65" style:family="text">
      <style:text-properties style:font-name="Times New Roman" officeooo:rsid="00506eb5"/>
    </style:style>
    <style:style style:name="T66" style:family="text">
      <style:text-properties style:font-name="Times New Roman" officeooo:rsid="00567fad"/>
    </style:style>
    <style:style style:name="T67" style:family="text">
      <style:text-properties style:font-name="Times New Roman" officeooo:rsid="005596fd"/>
    </style:style>
    <style:style style:name="T68" style:family="text">
      <style:text-properties style:font-name="Times New Roman" officeooo:rsid="002220b0"/>
    </style:style>
    <style:style style:name="T69" style:family="text">
      <style:text-properties style:font-name="Times New Roman" officeooo:rsid="0057acbb"/>
    </style:style>
    <style:style style:name="T70" style:family="text">
      <style:text-properties style:font-name="Times New Roman" officeooo:rsid="0059af1c"/>
    </style:style>
    <style:style style:name="T71" style:family="text">
      <style:text-properties style:font-name="Times New Roman" fo:font-size="12pt" officeooo:rsid="0059af1c" style:font-size-asian="12pt" style:font-size-complex="12pt"/>
    </style:style>
    <style:style style:name="T72" style:family="text">
      <style:text-properties style:font-name="Times New Roman" officeooo:rsid="005a4184"/>
    </style:style>
    <style:style style:name="T73" style:family="text">
      <style:text-properties style:font-name="Times New Roman" officeooo:rsid="005c09a4"/>
    </style:style>
    <style:style style:name="T74" style:family="text">
      <style:text-properties officeooo:rsid="0027c1a7"/>
    </style:style>
    <style:style style:name="T75" style:family="text">
      <style:text-properties officeooo:rsid="0029696b"/>
    </style:style>
    <style:style style:name="T76" style:family="text">
      <style:text-properties officeooo:rsid="002f05d6"/>
    </style:style>
    <style:style style:name="T77" style:family="text">
      <style:text-properties officeooo:rsid="002fd2fd"/>
    </style:style>
    <style:style style:name="T78" style:family="text">
      <style:text-properties officeooo:rsid="003c1844"/>
    </style:style>
    <style:style style:name="T79" style:family="text">
      <style:text-properties officeooo:rsid="003dbf3b"/>
    </style:style>
    <style:style style:name="T80" style:family="text">
      <style:text-properties officeooo:rsid="0040b4c3"/>
    </style:style>
    <style:style style:name="T81" style:family="text">
      <style:text-properties officeooo:rsid="00445eff"/>
    </style:style>
    <style:style style:name="T82" style:family="text">
      <style:text-properties officeooo:rsid="004a4576"/>
    </style:style>
    <style:style style:name="T83" style:family="text">
      <style:text-properties officeooo:rsid="00506eb5"/>
    </style:style>
    <style:style style:name="T84" style:family="text">
      <style:text-properties officeooo:rsid="00567fad"/>
    </style:style>
    <style:style style:name="T85" style:family="text">
      <style:text-properties officeooo:rsid="005a4184"/>
    </style:style>
    <style:style style:name="T86" style:family="text">
      <style:text-properties officeooo:rsid="005c09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Лабораторная работа №</text:span><text:span text:style-name="T56">4</text:span></text:p>
      <text:p text:style-name="P6">по дисциплине «Операционные системы»</text:p>
      <text:p text:style-name="P2"/>
      <text:h text:style-name="P38" text:outline-level="1">Задача.</text:h>
      <text:p text:style-name="P5"><text:span text:style-name="T30">Основная задача данной лабораторной работы — </text:span><text:span text:style-name="T31">работа с </text:span><text:span text:style-name="T57">разделяемой памятью</text:span><text:span text:style-name="T31"> в ОС </text:span><text:span text:style-name="T35">с целью предоставления возможности обмена информации между процессам</text:span><text:span text:style-name="T30">. <text:s/>Также в</text:span><text:span text:style-name="T32">о</text:span><text:span text:style-name="T30"> </text:span><text:span text:style-name="T32">время выполнения работы</text:span><text:span text:style-name="T30"> студент ознакомится </text:span><text:span text:style-name="T57">командами и </text:span><text:span text:style-name="T30">с </text:span><text:span text:style-name="T33">системными вызовами</text:span><text:span text:style-name="T30">, необходимым для </text:span><text:span text:style-name="T33">управления </text:span><text:span text:style-name="T57">разделяемой памятью</text:span><text:span text:style-name="T33">. </text:span><text:span text:style-name="T32">А</text:span><text:span text:style-name="T30"> именно:</text:span></text:p>
      <text:list xml:id="list2057561787" text:style-name="L1">
        <text:list-item>
          <text:p text:style-name="P39"><text:span text:style-name="T33">написать</text:span><text:span text:style-name="T30"> программ</text:span><text:span text:style-name="T57">у</text:span><text:span text:style-name="T30"> </text:span><text:span text:style-name="T16">lab</text:span><text:span text:style-name="T22">4</text:span><text:span text:style-name="T16">_1.c </text:span><text:span text:style-name="T30">, </text:span><text:span text:style-name="T37">создающ</text:span><text:span text:style-name="T57">ую</text:span><text:span text:style-name="T37"> </text:span><text:span text:style-name="T57">блок разделяемой</text:span><text:span text:style-name="T37"> </text:span><text:span text:style-name="T57">памяти и записывающей</text:span><text:span text:style-name="T36">, </text:span><text:span text:style-name="T57">в нее информацию </text:span><text:span text:style-name="T62">и программу </text:span><text:span text:style-name="T23">lab4_2.c</text:span><text:span text:style-name="T62">, которая подключается к ранее созданному блоку и считывает записанную информацию, выводя ее на экран. Обе программы также должны выводить на экран ключ и идентификатор блока разделяемой памяти,</text:span></text:p>
        </text:list-item>
        <text:list-item>
          <text:p text:style-name="P40"><text:span text:style-name="T62">*н</text:span><text:span text:style-name="T63">аписать программы подобные выше-указанным </text:span><text:span text:style-name="T16">lab</text:span><text:span text:style-name="T22">4</text:span><text:span text:style-name="T16">_1_</text:span><text:span text:style-name="T24">ext</text:span><text:span text:style-name="T16">.c</text:span><text:span text:style-name="T24"> </text:span><text:span text:style-name="T58">и</text:span><text:span text:style-name="T24"> </text:span><text:span text:style-name="T23">lab4_2_</text:span><text:span text:style-name="T24">ext</text:span><text:span text:style-name="T23">.c</text:span><text:span text:style-name="T63">, но вместо записи и считывания информации, в каждой из программ </text:span><text:span text:style-name="T64">допишите </text:span><text:span text:style-name="T63">полностью идентичный участок кода, </text:span><text:span text:style-name="T64">который будет в цикле проверять </text:span><text:span text:style-name="T65">и изменять </text:span><text:span text:style-name="T64">содержимое переменной в разделяемой памяти </text:span></text:p>
        </text:list-item>
        <text:list-item>
          <text:p text:style-name="P41">написать отчет о выполненной работе <text:s/>с фиксацией результата, <text:s/></text:p>
        </text:list-item>
        <text:list-item>
          <text:p text:style-name="P41">ответить на контрольные вопросы.</text:p>
        </text:list-item>
      </text:list>
      <text:h text:style-name="P38" text:outline-level="1">Введение.</text:h>
      <text:p text:style-name="P16"><text:span text:style-name="T38">В </text:span><text:span text:style-name="T67">Unix системах, для кооперативной работы процессов можно использовать инструменты Inter Process Communication System V (IPC). </text:span><text:span text:style-name="T66">В этой лабораторной рассматривается использование разделяемой памяти (Shared Memory). <text:s/></text:span></text:p>
      <text:p text:style-name="P18"><text:span text:style-name="T38">В </text:span><text:span text:style-name="T10">отличие от таблицы дескрипторов открытых файлов, которую ОС ведет для каждого процесса отдельно, список ресурсов IPC ведется системой централизовано. Поэтому любой процесс может создать, а любой(ые) другой может подключить эту область в свое адресное пространство данных эту область. И все процессы смогут записывать и считывать данные из/в эту область, как будто в свою собственную.</text:span></text:p>
      <text:p text:style-name="P18"><text:span text:style-name="T38">Д</text:span><text:span text:style-name="T10">ля идентификации, создания и подключения области памяти в адресное пространство процесса используются системные вызовы:</text:span></text:p>
      <text:p text:style-name="P17"><text:span text:style-name="T68">A</text:span><text:span text:style-name="T33">PI </text:span><text:span text:style-name="T68">следующее:</text:span></text:p>
      <text:p text:style-name="P35"><text:soft-page-break/>#include &lt;sys/types.h&gt;</text:p>
      <text:p text:style-name="P32">#include &lt;sys/ipc.h&gt;</text:p>
      <text:p text:style-name="P31">#include &lt;sys/shm.h&gt;</text:p>
      <text:p text:style-name="P31"/>
      <text:p text:style-name="P31">key_t ftok(const char *pathname, int proj_id);</text:p>
      <text:p text:style-name="P31">int shmget(key_t key, size_t size, int shmflg);</text:p>
      <text:p text:style-name="P31">void *shmat(int shmid, const void *shmaddr, int shmflg);</text:p>
      <text:p text:style-name="P31">int shmdt(const void *shmaddr); <text:s/></text:p>
      <text:p text:style-name="P31">int shmctl(int shmid, int cmd, struct shmid_ds *buf);</text:p>
      <text:p text:style-name="P11">Кроме системных вызовов, для управления объектами IPC можно использовать <text:span text:style-name="T84">консольные</text:span> команды:</text:p>
      <text:list xml:id="list239571137" text:style-name="L2">
        <text:list-item>
          <text:p text:style-name="P48"><text:span text:style-name="T2">ipcs</text:span> — показать все объекты IPC, в т.ч. разделяемую память</text:p>
        </text:list-item>
        <text:list-item>
          <text:p text:style-name="P48"><text:span text:style-name="T2">iprm -m id</text:span> — удалить область разделяемой памяти по id.</text:p>
        </text:list-item>
      </text:list>
      <text:p text:style-name="P12">Обязательно воспользуйтесь этими командами в процессе выполнения программы.</text:p>
      <text:h text:style-name="P38" text:outline-level="1">Выполнение работы.</text:h>
      <text:p text:style-name="P7">Для выполнения работы необходимо <text:span text:style-name="T75">выполнить следующие действия.</text:span></text:p>
      <text:p text:style-name="P13"><text:span text:style-name="T39">1.</text:span><text:span text:style-name="T33"> </text:span><text:span text:style-name="T12">Создать файл</text:span><text:span text:style-name="T72">ы</text:span><text:span text:style-name="T12"> первой </text:span><text:span text:style-name="T72">части работы</text:span><text:span text:style-name="T12"> </text:span><text:span text:style-name="T16">lab</text:span><text:span text:style-name="T25">4</text:span><text:span text:style-name="T16">_1.c</text:span><text:span text:style-name="T12"> <text:s/></text:span><text:span text:style-name="T69">и </text:span><text:span text:style-name="T16">lab</text:span><text:span text:style-name="T25">4</text:span><text:span text:style-name="T16">_</text:span><text:span text:style-name="T25">2</text:span><text:span text:style-name="T16">.c </text:span><text:span text:style-name="T12">по подобному шаблону:</text:span></text:p>
      <text:p text:style-name="P45"><text:span text:style-name="T49">#include &lt;sys/types.h&gt;</text:span></text:p>
      <text:p text:style-name="P46">#include &lt;fcntl.h&gt;</text:p>
      <text:p text:style-name="P46">#include &lt;stdio.h&gt;</text:p>
      <text:p text:style-name="P46">#include &lt;stdlib.h&gt;</text:p>
      <text:p text:style-name="P46">#include &lt;sys/stat.h&gt;</text:p>
      <text:p text:style-name="P46">#include &lt;string.h&gt;</text:p>
      <text:p text:style-name="P47">#include &lt;unistd.h&gt;</text:p>
      <text:p text:style-name="P61">int main(<text:span text:style-name="T74">int argc,char* argv[], char* envp[]</text:span>){</text:p>
      <text:p text:style-name="P63"><text:tab/><text:tab/><text:tab/> <text:s text:c="5"/>// <text:span text:style-name="T9">source code for lab</text:span><text:span text:style-name="T78">3</text:span><text:span text:style-name="T9">_</text:span><text:span text:style-name="T80">2</text:span></text:p>
      <text:p text:style-name="P63">}</text:p>
      <text:p text:style-name="P51"><text:span text:style-name="T12">В методе </text:span><text:span text:style-name="T16">main()</text:span><text:span text:style-name="T12"> </text:span><text:span text:style-name="T70">1й программы </text:span><text:span text:style-name="T12">необходимо добавить код, в кот</text:span><text:span text:style-name="T13">о</text:span><text:span text:style-name="T12">ром с <text:s/></text:span><text:span text:style-name="T13">использованием </text:span><text:span text:style-name="T11">систем</text:span><text:span text:style-name="T70">ных вызовов проводятся три этапа подключения разделяемой памяти в адресное пространство процесса:</text:span></text:p>
      <text:list xml:id="list1607888236" text:style-name="L3">
        <text:list-item>
          <text:p text:style-name="P52"><text:span text:style-name="T70">получение ключа - </text:span><text:span text:style-name="T49">key=ftok(fname,1);</text:span><text:span text:style-name="T70"> </text:span></text:p>
        </text:list-item>
        <text:list-item>
          <text:p text:style-name="P52"><text:span text:style-name="T70">получения ID - </text:span><text:span text:style-name="T49">shmid=shmget(key, SIZE, 0644|IPC_CREAT|IPC_EXCL);</text:span><text:span text:style-name="T42"> </text:span><text:span text:style-name="T70">для создания, или </text:span><text:span text:style-name="T49">shmid=shmget(key, SIZE, 0); </text:span><text:span text:style-name="T70">для использования</text:span></text:p>
        </text:list-item>
        <text:list-item>
          <text:p text:style-name="P52"><text:span text:style-name="T70">получение(подключение) адреса </text:span><text:span text:style-name="T49">str=(char *)(shmat(shmid,NULL,0));</text:span></text:p>
        </text:list-item>
      </text:list>
      <text:p text:style-name="P51"><text:span text:style-name="T12">В методе </text:span><text:span text:style-name="T16">main()</text:span><text:span text:style-name="T12"> </text:span><text:span text:style-name="T70">2й программы </text:span><text:span text:style-name="T12">необходимо добавить код, в кот</text:span><text:span text:style-name="T13">о</text:span><text:span text:style-name="T12">ром с <text:s/></text:span><text:span text:style-name="T13">использованием </text:span><text:span text:style-name="T11">систем</text:span><text:span text:style-name="T70">ных вызовов проводятся три этапа подключения разделяемой памяти в адресное пространство процесса:</text:span></text:p>
      <text:list xml:id="list83542494165673" text:continue-numbering="true" text:style-name="L3">
        <text:list-item>
          <text:p text:style-name="P52"><text:span text:style-name="T70">получение ключа - </text:span><text:span text:style-name="T49">key=ftok(fname,1);</text:span><text:span text:style-name="T70"> </text:span></text:p>
        </text:list-item>
        <text:list-item>
          <text:p text:style-name="P53"><text:span text:style-name="T70">получения ID - <text:s/></text:span><text:span text:style-name="T49">shmid=shmget(key, SIZE, 0);</text:span></text:p>
        </text:list-item>
        <text:list-item>
          <text:p text:style-name="P52"><text:soft-page-break/><text:span text:style-name="T71">получение(подключение) адреса</text:span><text:span text:style-name="T51"> </text:span><text:span text:style-name="T49">str=(char *)(shmat(shmid,NULL,0));</text:span></text:p>
        </text:list-item>
      </text:list>
      <text:p text:style-name="P51"><text:span text:style-name="T42">А затем <text:s/>используйте </text:span><text:span text:style-name="T72">полученные адреса памяти в обоих программах чтобы записывать туда данные в одном процессе, а считывать из другого. </text:span></text:p>
      <text:p text:style-name="P8">Необходимо скомпилировать программу <text:span text:style-name="T2">lab</text:span><text:span text:style-name="T5">4</text:span><text:span text:style-name="T2">_</text:span><text:span text:style-name="T5">1</text:span><text:span text:style-name="T2">.c</text:span> в исполняемый файл <text:span text:style-name="T2">lab</text:span><text:span text:style-name="T5">4</text:span><text:span text:style-name="T2">_</text:span><text:span text:style-name="T5">1</text:span>.</text:p>
      <text:p text:style-name="P21">gcc lab<text:span text:style-name="T85">4</text:span>_<text:span text:style-name="T85">1</text:span>.c -o lab<text:span text:style-name="T85">4</text:span>_<text:span text:style-name="T85">1</text:span></text:p>
      <text:p text:style-name="P8">Далее необходимо запустить программу на выполнение</text:p>
      <text:p text:style-name="P21">chmod a+x lab<text:span text:style-name="T85">4</text:span>_<text:span text:style-name="T85">1</text:span></text:p>
      <text:p text:style-name="P26">./lab<text:span text:style-name="T85">4</text:span>_<text:span text:style-name="T85">1</text:span></text:p>
      <text:p text:style-name="P49">Аналогичные операции проделайте и для <text:s/><text:span text:style-name="T6">lab</text:span><text:span text:style-name="T2">4</text:span><text:span text:style-name="T6">_</text:span><text:span text:style-name="T2">2</text:span><text:span text:style-name="T6">.c .</text:span></text:p>
      <text:p text:style-name="P55"><text:span text:style-name="T72">Запустите обе программы одновременно. </text:span><text:span text:style-name="T42">При</text:span><text:span text:style-name="T13"> выполнени</text:span><text:span text:style-name="T42">и</text:span><text:span text:style-name="T13"> программы </text:span><text:span text:style-name="T15">lab</text:span><text:span text:style-name="T26">4</text:span><text:span text:style-name="T15">_</text:span><text:span text:style-name="T26">1 </text:span><text:span text:style-name="T59">и</text:span><text:span text:style-name="T26"> </text:span><text:span text:style-name="T15">lab</text:span><text:span text:style-name="T26">4</text:span><text:span text:style-name="T15">_</text:span><text:span text:style-name="T26">2</text:span><text:span text:style-name="T13"> </text:span><text:span text:style-name="T42">на экран нужно вывести </text:span><text:span text:style-name="T72">записанных/прочитанных в разделяемую память</text:span><text:span text:style-name="T42"> информацию.</text:span></text:p>
      <text:p text:style-name="P55"><text:span text:style-name="T72">Попробуйте запустить эти программы по очереди. Что происходит? </text:span></text:p>
      <text:p text:style-name="P50"><text:span text:style-name="T79">Проанализируйте проделанную работу. </text:span><text:span text:style-name="T75">Как</text:span><text:span text:style-name="T79">ие</text:span><text:span text:style-name="T75"> вывод</text:span><text:span text:style-name="T79">ы</text:span><text:span text:style-name="T75"> можно сделать? </text:span></text:p>
      <text:p text:style-name="P55"><text:span text:style-name="T72">2*</text:span><text:span text:style-name="T39">.</text:span><text:span text:style-name="T33"> </text:span><text:span text:style-name="T72">Модифицируйте сделанные в первой части работы программы</text:span><text:span text:style-name="T12"> </text:span><text:span text:style-name="T72">как </text:span><text:span text:style-name="T16">lab</text:span><text:span text:style-name="T26">4</text:span><text:span text:style-name="T16">_</text:span><text:span text:style-name="T26">1_ext</text:span><text:span text:style-name="T16">.c</text:span><text:span text:style-name="T12"> <text:s/></text:span><text:span text:style-name="T72">и </text:span><text:span text:style-name="T16">lab</text:span><text:span text:style-name="T26">4</text:span><text:span text:style-name="T16">_</text:span><text:span text:style-name="T26">2_ext</text:span><text:span text:style-name="T16">.c </text:span><text:span text:style-name="T12">по подобному шаблону:</text:span></text:p>
      <text:p text:style-name="P33">#include &lt;sys/types.h&gt;</text:p>
      <text:p text:style-name="P29">#include &lt;fcntl.h&gt;</text:p>
      <text:p text:style-name="P29">#include &lt;stdio.h&gt;</text:p>
      <text:p text:style-name="P29">#include &lt;stdlib.h&gt;</text:p>
      <text:p text:style-name="P29">#include &lt;sys/stat.h&gt;</text:p>
      <text:p text:style-name="P29">#include &lt;string.h&gt;</text:p>
      <text:p text:style-name="P36">#include &lt;unistd.h&gt;</text:p>
      <text:p text:style-name="P19">int main(<text:span text:style-name="T74">int argc,char* argv[], char* envp[]</text:span>){</text:p>
      <text:p text:style-name="P24"><text:tab/><text:tab/><text:tab/> <text:s text:c="5"/>// <text:span text:style-name="T9">source code for lab</text:span><text:span text:style-name="T78">3</text:span><text:span text:style-name="T9">_</text:span><text:span text:style-name="T81">3</text:span></text:p>
      <text:p text:style-name="P24">}</text:p>
      <text:p text:style-name="P14"><text:span text:style-name="T12">М</text:span><text:span text:style-name="T43">одифицируйте код программы из пп </text:span><text:span text:style-name="T72">1</text:span><text:span text:style-name="T43"> следующим образом — </text:span><text:span text:style-name="T72">вместо простой записи и чтения данных из переменной, реализуйте следующий алгоритм</text:span><text:span text:style-name="T55">: </text:span></text:p>
      <text:list xml:id="list2207768431" text:style-name="L4">
        <text:list-item>
          <text:p text:style-name="P60"><text:span text:style-name="T55">В </text:span><text:span text:style-name="T10">переменную , размещенную в разделяемой памяти записываем число 50,</text:span></text:p>
        </text:list-item>
        <text:list-item>
          <text:p text:style-name="P60"><text:span text:style-name="T10">в цикле делаем небольшую паузу и, </text:span></text:p>
        </text:list-item>
        <text:list-item>
          <text:p text:style-name="P60"><text:span text:style-name="T10">проверяем что если значение в переменной больше 30, то вычитаем 30</text:span></text:p>
        </text:list-item>
        <text:list-item>
          <text:p text:style-name="P60"><text:span text:style-name="T10">если меньше 30, то прибавляем 30</text:span></text:p>
        </text:list-item>
        <text:list-item>
          <text:p text:style-name="P58"><text:span text:style-name="T72">проверяем что </text:span><text:span text:style-name="T73">в данный момент</text:span><text:span text:style-name="T72"> хранится в переменной, и если значение меньше нуля (как?!) то печатаем его на экран</text:span></text:p>
        </text:list-item>
        <text:list-item>
          <text:p text:style-name="P60"><text:span text:style-name="T10">возвращаемся к началу цикла (пп2).</text:span></text:p>
        </text:list-item>
      </text:list>
      <text:p text:style-name="P59"><text:span text:style-name="T10">В псевдокоде алгоритм выглядит так:</text:span></text:p>
      <text:p text:style-name="P44">число_в_shm=50;</text:p>
      <text:p text:style-name="P42">цикл(всегда){</text:p>
      <text:p text:style-name="P42"><text:soft-page-break/><text:s text:c="15"/>usleep(200); //пауза 0.2 мс</text:p>
      <text:p text:style-name="P42"><text:s text:c="16"/>если (число_в_shm &gt; 30) <text:s/>число_в_shm -= 30;</text:p>
      <text:p text:style-name="P43"><text:span text:style-name="T49"><text:s text:c="16"/></text:span><text:span text:style-name="T50">иначе</text:span><text:span text:style-name="T49"> <text:s/>число_в_shm +=30;</text:span></text:p>
      <text:p text:style-name="P42"><text:s text:c="16"/>если(число_в_shm&lt;0) <text:s/>вывести_<text:span text:style-name="T83">на_экр</text:span>(число_в_shm);</text:p>
      <text:p text:style-name="P42"><text:span text:style-name="T55"><text:s text:c="8"/>}</text:span></text:p>
      <text:p text:style-name="P14"><text:span text:style-name="T55"/></text:p>
      <text:p text:style-name="P56"><text:span text:style-name="T39">Необходимо скомпилировать программ</text:span><text:span text:style-name="T72">ы</text:span><text:span text:style-name="T39"> </text:span><text:span text:style-name="T27">lab</text:span><text:span text:style-name="T26">4</text:span><text:span text:style-name="T27">_</text:span><text:span text:style-name="T26">1_ext</text:span><text:span text:style-name="T27">.c</text:span><text:span text:style-name="T39"> в исполняемый файл </text:span><text:span text:style-name="T27">lab</text:span><text:span text:style-name="T26">4</text:span><text:span text:style-name="T27">_</text:span><text:span text:style-name="T26">1_ext </text:span><text:span text:style-name="T39">.</text:span></text:p>
      <text:p text:style-name="P62"><text:span text:style-name="T52">gcc lab</text:span><text:span text:style-name="T53">4</text:span><text:span text:style-name="T52">_</text:span><text:span text:style-name="T53">1_ext</text:span><text:span text:style-name="T52">.c -o lab</text:span><text:span text:style-name="T53">4</text:span><text:span text:style-name="T52">_</text:span><text:span text:style-name="T53">1_ext</text:span></text:p>
      <text:p text:style-name="P9">Далее необходимо запустить программу на выполнение</text:p>
      <text:p text:style-name="P22">chmod a+x lab<text:span text:style-name="T85">4</text:span>_<text:span text:style-name="T85">1_ext</text:span></text:p>
      <text:p text:style-name="P64"><text:span text:style-name="T52">./lab</text:span><text:span text:style-name="T53">4</text:span><text:span text:style-name="T52">_</text:span><text:span text:style-name="T53">1_ext</text:span></text:p>
      <text:p text:style-name="P56"><text:span text:style-name="T72">Аналогичные операции проделайте и для <text:s/></text:span><text:span text:style-name="T27">lab</text:span><text:span text:style-name="T26">4</text:span><text:span text:style-name="T27">_</text:span><text:span text:style-name="T26">2_</text:span><text:span text:style-name="T29">ext</text:span><text:span text:style-name="T27">.c </text:span><text:span text:style-name="T61">. </text:span></text:p>
      <text:p text:style-name="P57"><text:span text:style-name="T72">Запустите обе программы одновременно. Что происходит? </text:span><text:span text:style-name="T60">Проанализируйте проделанную работу. </text:span><text:span text:style-name="T61">Как</text:span><text:span text:style-name="T60">ие</text:span><text:span text:style-name="T61"> вывод</text:span><text:span text:style-name="T60">ы</text:span><text:span text:style-name="T61"> можно сделать? </text:span></text:p>
      <text:h text:style-name="P38" text:outline-level="1">Результаты.</text:h>
      <text:p text:style-name="P3">В отчет по лабораторной работе, в качестве результат необходимо вставить скриншот<text:span text:style-name="T77">ы</text:span> выполнения программ на лабораторном стенде.</text:p>
      <text:p text:style-name="P2"/>
      <text:h text:style-name="P38" text:outline-level="1">Контрольные вопросы.</text:h>
      <text:p text:style-name="P4">Ответьте на вопросы <text:span text:style-name="T77">п</text:span><text:span text:style-name="T76">оставленные при выполнении работы. Сделайте выводы.</text:span></text:p>
      <text:h text:style-name="P38" text:outline-level="1">Литература.</text:h>
      <text:p text:style-name="P1"><text:span text:style-name="T1">1. </text:span>В.Е. Карпов, К.А. Коньков «Основы операционных систем Курс лекций» издание 3-е, М.: Физматкнига, 2019</text:p>
      <text:p text:style-name="P1"><text:span text:style-name="T1">2. </text:span>В.Е. Карпов, К.А. Коньков «Основы операционных систем Практикум» http://www.intuit.ru/studies/courses/2249/52/info</text:p>
      <text:p text:style-name="P1"/>
      <text:p text:style-name="P1">----</text:p>
      <text:p text:style-name="Standard"><text:span text:style-name="T14">*</text:span><text:span text:style-name="T10"> </text:span><text:span text:style-name="T32">дополнительное задание</text:span><text:span text:style-name="T34"> повышенной сложности</text:span><text:span text:style-name="T3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Arial1" style:font-family-asian="Arial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Nur_20_Titel_7e_LT_7e_Gliederung_20_1" style:display-name="Nur Titel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Nur_20_Titel_7e_LT_7e_Gliederung_20_2" style:display-name="Nur Titel~LT~Gliederung 2" style:family="paragraph" style:parent-style-name="Nur_20_Titel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r_20_Titel_7e_LT_7e_Gliederung_20_3" style:display-name="Nur Titel~LT~Gliederung 3" style:family="paragraph" style:parent-style-name="Nur_20_Titel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4" style:display-name="Nur Titel~LT~Gliederung 4" style:family="paragraph" style:parent-style-name="Nur_20_Titel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5" style:display-name="Nur Titel~LT~Gliederung 5" style:family="paragraph" style:parent-style-name="Nur_20_Titel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6" style:display-name="Nur Titel~LT~Gliederung 6" style:family="paragraph" style:parent-style-name="Nur_20_Titel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7" style:display-name="Nur Titel~LT~Gliederung 7" style:family="paragraph" style:parent-style-name="Nur_20_Titel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8" style:display-name="Nur Titel~LT~Gliederung 8" style:family="paragraph" style:parent-style-name="Nur_20_Titel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Gliederung_20_9" style:display-name="Nur Titel~LT~Gliederung 9" style:family="paragraph" style:parent-style-name="Nur_20_Titel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r_20_Titel_7e_LT_7e_Titel" style:display-name="Nur Titel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Nur_20_Titel_7e_LT_7e_Untertitel" style:display-name="Nur Tite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Nur_20_Titel_7e_LT_7e_Notizen" style:display-name="Nur Tite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Nur_20_Titel_7e_LT_7e_Hintergrundobjekte" style:display-name="Nur 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ur_20_Titel_7e_LT_7e_Hintergrund" style:display-name="Nur 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name-asian="Arial1" style:font-family-asian="Arial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Gliederung_20_1" style:display-name="Обычный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Gliederung_20_2" style:display-name="Обычный 1~LT~Gliederung 2" style:family="paragraph" style:parent-style-name="Обычный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1_7e_LT_7e_Gliederung_20_3" style:display-name="Обычный 1~LT~Gliederung 3" style:family="paragraph" style:parent-style-name="Обычный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4" style:display-name="Обычный 1~LT~Gliederung 4" style:family="paragraph" style:parent-style-name="Обычный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5" style:display-name="Обычный 1~LT~Gliederung 5" style:family="paragraph" style:parent-style-name="Обычный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6" style:display-name="Обычный 1~LT~Gliederung 6" style:family="paragraph" style:parent-style-name="Обычный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7" style:display-name="Обычный 1~LT~Gliederung 7" style:family="paragraph" style:parent-style-name="Обычный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8" style:display-name="Обычный 1~LT~Gliederung 8" style:family="paragraph" style:parent-style-name="Обычный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Gliederung_20_9" style:display-name="Обычный 1~LT~Gliederung 9" style:family="paragraph" style:parent-style-name="Обычный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1_7e_LT_7e_Titel" style:display-name="Обычный 1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Untertitel" style:display-name="Обычный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Notizen" style:display-name="Обычный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1_7e_LT_7e_Hintergrundobjekte" style:display-name="Обычный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1_7e_LT_7e_Hintergrund" style:display-name="Обычный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7e_LT_7e_Gliederung_20_1" style:display-name="Обычный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Gliederung_20_2" style:display-name="Обычный 2~LT~Gliederung 2" style:family="paragraph" style:parent-style-name="Обычный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2_7e_LT_7e_Gliederung_20_3" style:display-name="Обычный 2~LT~Gliederung 3" style:family="paragraph" style:parent-style-name="Обычный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4" style:display-name="Обычный 2~LT~Gliederung 4" style:family="paragraph" style:parent-style-name="Обычный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5" style:display-name="Обычный 2~LT~Gliederung 5" style:family="paragraph" style:parent-style-name="Обычный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6" style:display-name="Обычный 2~LT~Gliederung 6" style:family="paragraph" style:parent-style-name="Обычный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7" style:display-name="Обычный 2~LT~Gliederung 7" style:family="paragraph" style:parent-style-name="Обычный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8" style:display-name="Обычный 2~LT~Gliederung 8" style:family="paragraph" style:parent-style-name="Обычный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Gliederung_20_9" style:display-name="Обычный 2~LT~Gliederung 9" style:family="paragraph" style:parent-style-name="Обычный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2_7e_LT_7e_Titel" style:display-name="Обычный 2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Untertitel" style:display-name="Обычный 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Notizen" style:display-name="Обычный 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2_7e_LT_7e_Hintergrundobjekte" style:display-name="Обычный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2_7e_LT_7e_Hintergrund" style:display-name="Обычный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3_7e_LT_7e_Gliederung_20_1" style:display-name="Обычный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Gliederung_20_2" style:display-name="Обычный 3~LT~Gliederung 2" style:family="paragraph" style:parent-style-name="Обычный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20_3_7e_LT_7e_Gliederung_20_3" style:display-name="Обычный 3~LT~Gliederung 3" style:family="paragraph" style:parent-style-name="Обычный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4" style:display-name="Обычный 3~LT~Gliederung 4" style:family="paragraph" style:parent-style-name="Обычный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5" style:display-name="Обычный 3~LT~Gliederung 5" style:family="paragraph" style:parent-style-name="Обычный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6" style:display-name="Обычный 3~LT~Gliederung 6" style:family="paragraph" style:parent-style-name="Обычный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7" style:display-name="Обычный 3~LT~Gliederung 7" style:family="paragraph" style:parent-style-name="Обычный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8" style:display-name="Обычный 3~LT~Gliederung 8" style:family="paragraph" style:parent-style-name="Обычный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Gliederung_20_9" style:display-name="Обычный 3~LT~Gliederung 9" style:family="paragraph" style:parent-style-name="Обычный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20_3_7e_LT_7e_Titel" style:display-name="Обычный 3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Untertitel" style:display-name="Обычный 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Notizen" style:display-name="Обычный 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20_3_7e_LT_7e_Hintergrundobjekte" style:display-name="Обычный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20_3_7e_LT_7e_Hintergrund" style:display-name="Обычный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el_20_und_20_Inhalt_7e_LT_7e_Gliederung_20_1" style:display-name="Titel und Inha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el_20_und_20_Inhalt_7e_LT_7e_Gliederung_20_2" style:display-name="Titel und Inhalt~LT~Gliederung 2" style:family="paragraph" style:parent-style-name="Titel_20_und_20_Inha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3" style:display-name="Titel und Inhalt~LT~Gliederung 3" style:family="paragraph" style:parent-style-name="Titel_20_und_20_Inha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4" style:display-name="Titel und Inhalt~LT~Gliederung 4" style:family="paragraph" style:parent-style-name="Titel_20_und_20_Inha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und_20_Inhalt_7e_LT_7e_Gliederung_20_5" style:display-name="Titel und Inhalt~LT~Gliederung 5" style:family="paragraph" style:parent-style-name="Titel_20_und_20_Inha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6" style:display-name="Titel und Inhalt~LT~Gliederung 6" style:family="paragraph" style:parent-style-name="Titel_20_und_20_Inha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7" style:display-name="Titel und Inhalt~LT~Gliederung 7" style:family="paragraph" style:parent-style-name="Titel_20_und_20_Inha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8" style:display-name="Titel und Inhalt~LT~Gliederung 8" style:family="paragraph" style:parent-style-name="Titel_20_und_20_Inha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Gliederung_20_9" style:display-name="Titel und Inhalt~LT~Gliederung 9" style:family="paragraph" style:parent-style-name="Titel_20_und_20_Inha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und_20_Inhalt_7e_LT_7e_Titel" style:display-name="Titel und Inhal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el_20_und_20_Inhalt_7e_LT_7e_Untertitel" style:display-name="Titel und Inha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el_20_und_20_Inhalt_7e_LT_7e_Notizen" style:display-name="Titel und Inha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el_20_und_20_Inhalt_7e_LT_7e_Hintergrundobjekte" style:display-name="Titel und 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el_20_und_20_Inhalt_7e_LT_7e_Hintergrund" style:display-name="Titel und 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09:25:48.769448306</meta:creation-date>
    <dc:date>2020-11-09T08:35:40.453966571</dc:date>
    <meta:editing-duration>PT4H22M40S</meta:editing-duration>
    <meta:editing-cycles>45</meta:editing-cycles>
    <meta:generator>LibreOffice/6.4.5.2$Linux_X86_64 LibreOffice_project/40$Build-2</meta:generator>
    <meta:document-statistic meta:table-count="0" meta:image-count="0" meta:object-count="0" meta:page-count="4" meta:paragraph-count="98" meta:word-count="784" meta:character-count="6099" meta:non-whitespace-character-count="5309"/>
  </office:meta>
</office:document-meta>
</file>